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18.27cm" table:align="left" style:writing-mode="lr-tb"/>
    </style:style>
    <style:style style:name="Таблиця1.A" style:family="table-column">
      <style:table-column-properties style:column-width="1cm"/>
    </style:style>
    <style:style style:name="Таблиця1.B" style:family="table-column">
      <style:table-column-properties style:column-width="11.502cm"/>
    </style:style>
    <style:style style:name="Таблиця1.C" style:family="table-column">
      <style:table-column-properties style:column-width="3.5cm"/>
    </style:style>
    <style:style style:name="Таблиця1.D" style:family="table-column">
      <style:table-column-properties style:column-width="2.268cm"/>
    </style:style>
    <style:style style:name="Таблиця1.1" style:family="table-row">
      <style:table-row-properties style:min-row-height="0.811cm" fo:keep-together="always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fo:keep-together="auto"/>
    </style:style>
    <style:style style:name="Таблиця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fo:language="uk" fo:country="UA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style:font-size-asian="14pt"/>
    </style:style>
    <style:style style:name="P5" style:family="paragraph" style:parent-style-name="Standard"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4pt" fo:language="uk" fo:country="UA" fo:font-weight="bold" style:font-size-asian="14pt" style:font-weight-asian="bold"/>
    </style:style>
    <style:style style:name="P9" style:family="paragraph" style:parent-style-name="Standard">
      <style:text-properties style:text-position="super 58%" fo:font-size="14pt" fo:language="uk" fo:country="UA" style:font-size-asian="14pt"/>
    </style:style>
    <style:style style:name="P10" style:family="paragraph" style:parent-style-name="Standard">
      <style:paragraph-properties fo:text-align="justify" style:justify-single-word="false"/>
      <style:text-properties style:text-position="super 58%" fo:font-size="14pt" fo:language="uk" fo:country="UA" style:font-size-asian="14pt"/>
    </style:style>
    <style:style style:name="P11" style:family="paragraph" style:parent-style-name="Standard">
      <style:text-properties fo:language="uk" fo:country="UA"/>
    </style:style>
    <style:style style:name="P12" style:family="paragraph" style:parent-style-name="Standard">
      <style:text-properties fo:language="uk" fo:country="UA" fo:font-weight="bold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000000" fo:font-size="14pt" style:font-size-asian="14pt"/>
    </style:style>
    <style:style style:name="P15" style:family="paragraph" style:parent-style-name="Standard">
      <style:paragraph-properties fo:text-align="center" style:justify-single-word="false"/>
      <style:text-properties fo:color="#000000" fo:font-size="8pt" fo:language="uk" fo:country="UA" style:font-size-asian="8pt" style:font-size-complex="8pt"/>
    </style:style>
    <style:style style:name="P16" style:family="paragraph" style:parent-style-name="Standard">
      <style:text-properties fo:color="#000000" fo:language="uk" fo:country="UA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00" fo:language="uk" fo:country="UA" fo:font-weight="bold" style:font-weight-asian="bold"/>
    </style:style>
    <style:style style:name="P18" style:family="paragraph" style:parent-style-name="Standard">
      <style:paragraph-properties fo:text-align="end" style:justify-single-word="false"/>
      <style:text-properties fo:color="#000000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language="uk" fo:country="UA" style:font-size-asian="12pt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0000" fo:font-size="12pt" style:font-size-asian="12pt"/>
    </style:style>
    <style:style style:name="P21" style:family="paragraph" style:parent-style-name="Standard">
      <style:paragraph-properties fo:text-align="center" style:justify-single-word="false"/>
      <style:text-properties fo:font-size="12pt" fo:language="uk" fo:country="UA" style:font-size-asian="12pt"/>
    </style:style>
    <style:style style:name="P22" style:family="paragraph" style:parent-style-name="Heading_20_4">
      <style:text-properties style:text-position="0% 100%"/>
    </style:style>
    <style:style style:name="P23" style:family="paragraph" style:parent-style-name="Heading_20_3">
      <style:text-properties fo:language="uk" fo:country="UA"/>
    </style:style>
    <style:style style:name="P24" style:family="paragraph" style:parent-style-name="Heading_20_3">
      <style:text-properties fo:letter-spacing="-0.035cm" fo:language="uk" fo:country="UA" fo:font-weight="normal" style:font-weight-asian="normal"/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Text_20_body">
      <style:text-properties fo:color="#000000" fo:font-weight="normal" style:font-weight-asian="normal"/>
    </style:style>
    <style:style style:name="P27" style:family="paragraph" style:parent-style-name="Основной_20_текст_20_с_20_отступом_20_3">
      <style:paragraph-properties fo:margin-left="0.951cm" fo:margin-right="0cm" fo:margin-top="0cm" fo:margin-bottom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8" style:family="paragraph" style:parent-style-name="Основной_20_текст_20_с_20_отступом_20_3" style:master-page-name="First_20_Page">
      <style:paragraph-properties fo:margin-left="0.951cm" fo:margin-right="0cm" fo:margin-top="0cm" fo:margin-bottom="0cm" fo:text-align="center" style:justify-single-word="false" fo:text-indent="0cm" style:auto-text-indent="false" style:page-number="auto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9" style:family="paragraph" style:parent-style-name="Основной_20_текст_20_с_20_отступом_20_3">
      <style:paragraph-properties fo:margin-left="0.95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0" style:family="paragraph" style:parent-style-name="Основной_20_текст_20_с_20_отступом_20_3">
      <style:paragraph-properties fo:margin-left="2.50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style:font-size-asian="14pt" style:font-size-complex="14pt"/>
    </style:style>
    <style:style style:name="T1" style:family="text">
      <style:text-properties style:font-size-complex="14pt"/>
    </style:style>
    <style:style style:name="T2" style:family="text">
      <style:text-properties style:font-size-complex="14pt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size-complex="14pt"/>
    </style:style>
    <style:style style:name="T6" style:family="text">
      <style:text-properties style:text-underline-style="solid" style:text-underline-width="auto" style:text-underline-color="font-color" style:font-size-complex="14pt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/>
    </style:style>
    <style:style style:name="T8" style:family="text">
      <style:text-properties fo:language="uk" fo:country="UA"/>
    </style:style>
    <style:style style:name="T9" style:family="text">
      <style:text-properties fo:language="uk" fo:country="UA" fo:font-weight="bold" style:font-weight-asian="bold"/>
    </style:style>
    <style:style style:name="T10" style:family="text">
      <style:text-properties fo:language="uk" fo:country="UA" style:text-underline-style="solid" style:text-underline-width="auto" style:text-underline-color="font-color"/>
    </style:style>
    <style:style style:name="T11" style:family="text">
      <style:text-properties fo:font-weight="normal" style:font-weight-asian="normal"/>
    </style:style>
    <style:style style:name="T12" style:family="text">
      <style:text-properties fo:font-weight="normal" style:font-weight-asian="normal" style:font-weight-complex="bold"/>
    </style:style>
    <style:style style:name="T13" style:family="text">
      <style:text-properties fo:font-size="8pt" fo:font-weight="normal" style:font-size-asian="8pt" style:font-weight-asian="normal" style:font-weight-complex="bold"/>
    </style:style>
    <style:style style:name="T14" style:family="text">
      <style:text-properties fo:language="ru" fo:country="RU" fo:font-weight="normal" style:font-weight-asian="normal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fo:language="ru" fo:country="RU" style:font-size-asian="14pt"/>
    </style:style>
    <style:style style:name="T19" style:family="text">
      <style:text-properties fo:color="#000000" fo:font-size="14pt" fo:language="uk" fo:country="UA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000000" fo:language="uk" fo:country="UA"/>
    </style:style>
    <style:style style:name="T21" style:family="text">
      <style:text-properties fo:color="#000000" fo:font-size="8pt" fo:font-weight="normal" style:font-size-asian="8pt" style:font-weight-asian="normal" style:font-size-complex="8pt"/>
    </style:style>
    <style:style style:name="T22" style:family="text">
      <style:text-properties fo:color="#000000" style:font-size-complex="8pt"/>
    </style:style>
    <style:style style:name="T23" style:family="text">
      <style:text-properties fo:font-style="italic" style:text-underline-style="solid" style:text-underline-width="auto" style:text-underline-color="font-color" style:font-style-asian="italic"/>
    </style:style>
    <style:style style:name="T24" style:family="text">
      <style:text-properties fo:letter-spacing="-0.035cm"/>
    </style:style>
    <style:style style:name="T25" style:family="text">
      <style:text-properties fo:letter-spacing="-0.035cm" style:font-size-complex="12pt"/>
    </style:style>
    <style:style style:name="T26" style:family="text">
      <style:text-properties fo:font-size="12pt" fo:language="uk" fo:country="UA" fo:font-weight="bold" style:font-size-asian="12pt" style:font-weight-asian="bold"/>
    </style:style>
    <style:style style:name="T27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Національний технічний університет України </text:p>
      <text:p text:style-name="P27">“Київський політехнічний інститут”</text:p>
      <text:p text:style-name="P29"/>
      <text:p text:style-name="P3"><text:span text:style-name="T1">Факультет <text:s/>_</text:span><text:span text:style-name="T3">____________</text:span><text:span text:style-name="T5">Теплоенергетичний факультет</text:span><text:span text:style-name="T1">__</text:span><text:span text:style-name="T3">_______________________</text:span></text:p>
      <text:p text:style-name="P9"><text:s text:c="96"/>( повна назва <text:s/>)</text:p>
      <text:p text:style-name="P3"><text:span text:style-name="T1">Кафедра <text:s/></text:span><text:span text:style-name="T2">_______</text:span><text:span text:style-name="T6">Автоматизації проектування енергетичних процесів і систем</text:span><text:span text:style-name="T3">_______</text:span></text:p>
      <text:p text:style-name="P9"><text:s text:c="96"/>( повна назва <text:s/>)</text:p>
      <text:p text:style-name="P3">Освітньо-кваліфікаційний рівень <text:s/>___<text:span text:style-name="T4"> бакалавр</text:span>__________________________________</text:p>
      <text:p text:style-name="P1"><text:span text:style-name="T8">Напрям підготовки <text:s text:c="2"/>________</text:span><text:span text:style-name="T5">6.050103 Програмнa інженерія</text:span><text:span text:style-name="T8">______________________</text:span></text:p>
      <text:h text:style-name="Heading_20_1" text:outline-level="1"><text:s text:c="64"/><text:span text:style-name="T13">(шифр і назва)</text:span><text:span text:style-name="T12"> <text:s text:c="44"/></text:span></text:h>
      <text:h text:style-name="Heading_20_1" text:outline-level="1"><text:span text:style-name="T12">Спеціальність <text:s text:c="2"/></text:span><text:span text:style-name="T3"><text:s/></text:span><text:span text:style-name="T11">_________</text:span><text:span text:style-name="T7">6.05010301 Програмне забезпечення систем</text:span><text:span text:style-name="T11">_</text:span><text:span text:style-name="T14">_</text:span><text:span text:style-name="T11">____________</text:span></text:h>
      <text:h text:style-name="Heading_20_1" text:outline-level="1"><text:s text:c="58"/><text:span text:style-name="T13">(шифр і назва)</text:span><text:span text:style-name="T12"> <text:s text:c="44"/></text:span></text:h>
      <text:p text:style-name="P30"><text:s text:c="77"/></text:p>
      <text:h text:style-name="Heading_20_2" text:outline-level="2">З <text:s/>А <text:s/>В <text:s/>Д <text:s/>А <text:s/>Н <text:s/>Н <text:s/>Я</text:h>
      <text:h text:style-name="P23" text:outline-level="3">НА КУРСОВУ РОБОТУ СТУДЕНТУ</text:h>
      <text:p text:style-name="P11"/>
      <text:p text:style-name="Standard"><text:span text:style-name="T8">_____________________________</text:span><text:span text:style-name="T10"> <text:s text:c="7"/></text:span><text:span text:style-name="T8">_</text:span><text:span text:style-name="T15"> Бодні</text:span><text:span text:style-name="T16"> Олексію Сергійовичу</text:span><text:span text:style-name="T19"> <text:s text:c="16"/></text:span><text:span text:style-name="T20">_________________________</text:span></text:p>
      <text:p text:style-name="P13"><text:span text:style-name="Заголовок_20_1_20_Знак"><text:span text:style-name="T21">(</text:span></text:span><text:span text:style-name="Заголовок_20_1_20_Знак"><text:span text:style-name="T22">прізвище, ім’я, <text:s/>по батькові)</text:span></text:span></text:p>
      <text:p text:style-name="P14"><text:span text:style-name="T8">1. Тема роботи <text:s/></text:span><text:span text:style-name="T5"><text:s text:c="3"/>«Розробка транслятора для мови програмування високого рівня»</text:span></text:p>
      <text:p text:style-name="P26"><text:span text:style-name="T17">керівник проекту (роботи)_</text:span><text:span text:style-name="T18">_</text:span><text:span text:style-name="T15">к.т.н., доцент Медведєва Валентина Миколаївна <text:s text:c="10"/></text:span>_</text:p>
      <text:p text:style-name="P15"><text:s text:c="52"/>( прізвище, ім’я, по батькові, науковий ступінь, вчене звання)</text:p>
      <text:p text:style-name="P4">2. Строк подання студентом роботи____________________________________________</text:p>
      <text:p text:style-name="P4">3. Вихідні дані до проекту (роботи) <text:span text:style-name="T23"> </text:span><text:span text:style-name="T5"> граматика мови програмування високого рівня, файл з програмою, написаною на мові програмування високого рівня <text:s text:c="23"/></text:span><text:span text:style-name="T4"> </text:span></text:p>
      <text:p text:style-name="P4">4.Зміст розрахунково-пояснювальної записки (перелік питань, які потрібно розробити)<text:span text:style-name="T4"> проаналізувати літературні джерела по створенню</text:span><text:span text:style-name="T5"> мови програмування високого рівня та методи лексичного й синтаксичного розбору, реалізувати програмний продукт <text:s text:c="2"/></text:span><text:span text:style-name="T4"> </text:span></text:p>
      <text:p text:style-name="P4">5. Дата видачі завдання______________________________________________________</text:p>
      <text:p text:style-name="P10"/>
      <text:h text:style-name="P22" text:outline-level="4">КАЛЕНДАРНИЙ ПЛАН</text:h>
      <text:p text:style-name="P12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row table:style-name="Таблиця1.1">
          <table:table-cell table:style-name="Таблиця1.A1" office:value-type="string">
            <text:p text:style-name="P21">№</text:p>
            <text:p text:style-name="P21">з/п</text:p>
          </table:table-cell>
          <table:table-cell table:style-name="Таблиця1.A1" office:value-type="string">
            <text:p text:style-name="P21">Назва етапів виконання дипломного </text:p>
            <text:p text:style-name="P21">проекту (роботи)</text:p>
          </table:table-cell>
          <table:table-cell table:style-name="Таблиця1.A1" office:value-type="string">
            <text:p text:style-name="P21"><text:span text:style-name="T24">Строк <text:s/></text:span><text:span text:style-name="T25">виконання</text:span> етапів проекту</text:p>
            <text:p text:style-name="P21">( роботи )</text:p>
          </table:table-cell>
          <table:table-cell table:style-name="Таблиця1.D1" office:value-type="string">
            <text:h text:style-name="P24" text:outline-level="3">Примітка</text:h>
          </table:table-cell>
        </table:table-row>
        <table:table-row table:style-name="Таблиця1.2">
          <table:table-cell table:style-name="Таблиця1.A1" office:value-type="string">
            <text:p text:style-name="P2">1.</text:p>
          </table:table-cell>
          <table:table-cell table:style-name="Таблиця1.B2" office:value-type="string">
            <text:p text:style-name="P5">Затвердження теми роботи</text:p>
          </table:table-cell>
          <table:table-cell table:style-name="Таблиця1.B2" office:value-type="string">
            <text:p text:style-name="P6">7.02.2014</text:p>
          </table:table-cell>
          <table:table-cell table:style-name="Таблиця1.D1" office:value-type="string">
            <text:p text:style-name="P8"/>
          </table:table-cell>
        </table:table-row>
        <table:table-row table:style-name="Таблиця1.2">
          <table:table-cell table:style-name="Таблиця1.B2" office:value-type="string">
            <text:p text:style-name="P2">2.</text:p>
          </table:table-cell>
          <table:table-cell table:style-name="Таблиця1.B2" office:value-type="string">
            <text:p text:style-name="P5">Вивчення та аналіз задачі</text:p>
          </table:table-cell>
          <table:table-cell table:style-name="Таблиця1.B2" office:value-type="string">
            <text:p text:style-name="P6">08.02.2014 –</text:p>
            <text:p text:style-name="P6">12.02.2014</text:p>
          </table:table-cell>
          <table:table-cell table:style-name="Таблиця1.D1" office:value-type="string">
            <text:p text:style-name="P8"/>
          </table:table-cell>
        </table:table-row>
        <table:table-row table:style-name="Таблиця1.2">
          <table:table-cell table:style-name="Таблиця1.B2" office:value-type="string">
            <text:p text:style-name="P2">3.</text:p>
          </table:table-cell>
          <table:table-cell table:style-name="Таблиця1.B2" office:value-type="string">
            <text:p text:style-name="P5">Розробка лексичного аналізатора</text:p>
          </table:table-cell>
          <table:table-cell table:style-name="Таблиця1.B2" office:value-type="string">
            <text:p text:style-name="P6">13.02.2014 –</text:p>
            <text:p text:style-name="P6">23.02.2014</text:p>
          </table:table-cell>
          <table:table-cell table:style-name="Таблиця1.D1" office:value-type="string">
            <text:p text:style-name="P8"/>
          </table:table-cell>
        </table:table-row>
        <table:table-row table:style-name="Таблиця1.2">
          <table:table-cell table:style-name="Таблиця1.B2" office:value-type="string">
            <text:p text:style-name="P2">4.</text:p>
          </table:table-cell>
          <table:table-cell table:style-name="Таблиця1.B2" office:value-type="string">
            <text:p text:style-name="P5">Розробка синтаксичного аналізатора</text:p>
          </table:table-cell>
          <table:table-cell table:style-name="Таблиця1.B2" office:value-type="string">
            <text:p text:style-name="P6">24.02.2014 –</text:p>
            <text:p text:style-name="P6">12.03.2014</text:p>
          </table:table-cell>
          <table:table-cell table:style-name="Таблиця1.D1" office:value-type="string">
            <text:p text:style-name="P8"/>
          </table:table-cell>
        </table:table-row>
        <table:table-row table:style-name="Таблиця1.2">
          <table:table-cell table:style-name="Таблиця1.B2" office:value-type="string">
            <text:p text:style-name="P2">5.</text:p>
          </table:table-cell>
          <table:table-cell table:style-name="Таблиця1.B2" office:value-type="string">
            <text:p text:style-name="P5">Переведення в ПОЛІЗ усієї програми за алгоритмом Декстри та його виконання</text:p>
          </table:table-cell>
          <table:table-cell table:style-name="Таблиця1.B2" office:value-type="string">
            <text:p text:style-name="P6">13.03.2014 –</text:p>
            <text:p text:style-name="P6">27.03.2014</text:p>
          </table:table-cell>
          <table:table-cell table:style-name="Таблиця1.D1" office:value-type="string">
            <text:p text:style-name="P8"/>
          </table:table-cell>
        </table:table-row>
        <table:table-row table:style-name="Таблиця1.2">
          <table:table-cell table:style-name="Таблиця1.A1" office:value-type="string">
            <text:p text:style-name="P2"><text:span text:style-name="T8">6</text:span>.</text:p>
          </table:table-cell>
          <table:table-cell table:style-name="Таблиця1.B2" office:value-type="string">
            <text:p text:style-name="P5">Оформлення пояснювальної записки</text:p>
          </table:table-cell>
          <table:table-cell table:style-name="Таблиця1.B2" office:value-type="string">
            <text:p text:style-name="P2">5.04.2014</text:p>
          </table:table-cell>
          <table:table-cell table:style-name="Таблиця1.D1" office:value-type="string">
            <text:p text:style-name="P7"/>
          </table:table-cell>
        </table:table-row>
      </table:table>
      <text:p text:style-name="P16"/>
      <text:p text:style-name="P17"/>
      <text:p text:style-name="P18"><text:span text:style-name="T9"><text:s text:c="75"/></text:span><text:span text:style-name="T26">Студент <text:s text:c="15"/>_____________ <text:s text:c="2"/>____</text:span><text:span text:style-name="T16">Бодня О.С. <text:s text:c="12"/></text:span><text:span text:style-name="T26">___</text:span></text:p>
      <text:p text:style-name="P19"><text:s text:c="102"/><text:span text:style-name="T27">( підпис ) <text:s text:c="30"/>(прізвище та ініціали)</text:span></text:p>
      <text:p text:style-name="P20"><text:span text:style-name="T9"><text:s text:c="44"/>Керівник проекту (роботи) <text:s/>_____________ <text:s/></text:span><text:span text:style-name="T4">к.т.н., доцент</text:span><text:span text:style-name="T10"> Медведєва В.М.</text:span></text:p>
      <text:p text:style-name="P19"><text:s text:c="102"/><text:span text:style-name="T27">( підпис ) <text:s text:c="30"/>(прізвище та ініціали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size="8pt" fo:language="none" fo:country="none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none" fo:country="none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75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1.501cm" fo:margin-right="1cm" style:writing-mode="lr-tb" style:layout-grid-color="#c0c0c0" style:layout-grid-lines="57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ver</meta:initial-creator>
    <meta:creation-date>2013-01-29T11:04:00</meta:creation-date>
    <dc:creator>Aleksey Bodnya</dc:creator>
    <dc:date>2014-04-05T14:10:42</dc:date>
    <meta:print-date>2012-12-24T09:24:00</meta:print-date>
    <meta:editing-cycles>9</meta:editing-cycles>
    <meta:editing-duration>PT54M</meta:editing-duration>
    <meta:generator>LibreOffice/3.5$Linux_x86 LibreOffice_project/350m1$Build-2</meta:generator>
    <meta:document-statistic meta:table-count="1" meta:image-count="0" meta:object-count="0" meta:page-count="1" meta:paragraph-count="58" meta:word-count="240" meta:character-count="3091" meta:non-whitespace-character-count="1872"/>
    <meta:user-defined meta:name="Поле 1"/>
    <meta:user-defined meta:name="Поле 2"/>
    <meta:user-defined meta:name="Поле 3"/>
    <meta:user-defined meta:name="Поле 4"/>
  </office:meta>
</office:document-meta>
</file>